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B10000009BCAE850A6.png"/>
  <manifest:file-entry manifest:media-type="image/png" manifest:full-path="Pictures/100002010000007200000072D3AAC6CD.png"/>
  <manifest:file-entry manifest:media-type="image/png" manifest:full-path="Pictures/100002010000008B0000008BD60F2D95.png"/>
  <manifest:file-entry manifest:media-type="image/png" manifest:full-path="Pictures/100002010000009C00000068B09BE349.png"/>
  <manifest:file-entry manifest:media-type="image/png" manifest:full-path="Pictures/10000201000001020000007A8236A0DC.png"/>
  <manifest:file-entry manifest:media-type="image/png" manifest:full-path="Pictures/100002010000009600000095E6E60596.png"/>
  <manifest:file-entry manifest:media-type="image/png" manifest:full-path="Pictures/1000020100000079000000980E00811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没有填充和线条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2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2.766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2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7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3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2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5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6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9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3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5.2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5.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2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7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4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7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6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6.5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352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svg:stroke-width="0.018cm" svg:stroke-color="#000000" draw:marker-start="" draw:marker-start-width="0.227cm" draw:marker-end="Arrow" draw:marker-end-width="0.227cm" draw:textarea-vertical-align="middle" fo:padding-top="0.134cm" fo:padding-bottom="0.134cm" fo:padding-left="0.259cm" fo:padding-right="0.259cm"/>
    </style:style>
    <style:style style:name="gr3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0.187cm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39cm" fo:min-width="10.187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1pt"/>
    </style:style>
    <style:style style:name="P10" style:family="paragraph">
      <style:text-properties style:text-position="0% 100%" fo:font-size="11pt" style:font-size-asian="11pt" style:font-size-complex="11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0% 100%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.3cm" svg:height="1.633cm" svg:x="12.7cm" svg:y="1.169cm">
          <draw:image xlink:href="Pictures/1000020100000079000000980E008118.png" xlink:type="simple" xlink:show="embed" xlink:actuate="onLoad">
            <text:p/>
          </draw:image>
        </draw:frame>
        <draw:frame draw:style-name="gr1" draw:text-style-name="P1" draw:layer="layout" svg:width="3.245cm" svg:height="2cm" svg:x="17.655cm" svg:y="1.4cm">
          <draw:image xlink:href="Pictures/100002010000009600000095E6E60596.png" xlink:type="simple" xlink:show="embed" xlink:actuate="onLoad">
            <text:p/>
          </draw:image>
        </draw:frame>
        <draw:line draw:style-name="gr2" draw:text-style-name="P1" draw:layer="layout" svg:x1="19.4cm" svg:y1="3.231cm" svg:x2="19.401cm" svg:y2="17.9cm">
          <text:p/>
        </draw:line>
        <draw:line draw:style-name="gr2" draw:text-style-name="P1" draw:layer="layout" svg:x1="5.901cm" svg:y1="2.464cm" svg:x2="5.901cm" svg:y2="17.9cm">
          <text:p/>
        </draw:line>
        <draw:line draw:style-name="gr2" draw:text-style-name="P1" draw:layer="layout" svg:x1="13.321cm" svg:y1="2.922cm" svg:x2="13.321cm" svg:y2="17.9cm">
          <text:p/>
        </draw:line>
        <draw:frame draw:style-name="gr3" draw:text-style-name="P2" draw:layer="layout" svg:width="1.772cm" svg:height="1.089cm" svg:x="5.047cm" svg:y="1.648cm">
          <draw:text-box>
            <text:p text:style-name="P2"><text:span text:style-name="T1">终端</text:span></text:p>
          </draw:text-box>
        </draw:frame>
        <draw:frame draw:style-name="gr4" draw:text-style-name="P4" draw:layer="layout" svg:width="3.266cm" svg:height="1.089cm" svg:x="11.78cm" svg:y="1.485cm">
          <draw:text-box>
            <text:p text:style-name="P3"><text:span text:style-name="T1">Wi-Fi</text:span><text:span text:style-name="T1">路由器</text:span></text:p>
          </draw:text-box>
        </draw:frame>
        <draw:line draw:style-name="gr5" draw:text-style-name="P1" draw:layer="layout" svg:x1="6.2cm" svg:y1="4.657cm" svg:x2="13.3cm" svg:y2="4.657cm">
          <text:p/>
        </draw:line>
        <draw:line draw:style-name="gr5" draw:text-style-name="P1" draw:layer="layout" svg:x1="13.3cm" svg:y1="6.4cm" svg:x2="6.2cm" svg:y2="6.399cm">
          <text:p/>
        </draw:line>
        <draw:line draw:style-name="gr5" draw:text-style-name="P1" draw:layer="layout" svg:x1="6.2cm" svg:y1="9.656cm" svg:x2="13.3cm" svg:y2="9.656cm">
          <text:p/>
        </draw:line>
        <draw:frame draw:style-name="gr6" draw:text-style-name="P6" draw:layer="layout" svg:width="3.299cm" svg:height="0.81cm" svg:x="6.101cm" svg:y="3.993cm">
          <draw:text-box>
            <text:p text:style-name="P5"><text:span text:style-name="T2">请求奥帕连接</text:span></text:p>
          </draw:text-box>
        </draw:frame>
        <draw:frame draw:style-name="gr7" draw:text-style-name="P6" draw:layer="layout" svg:width="5.226cm" svg:height="0.81cm" svg:x="7.252cm" svg:y="5.735cm">
          <draw:text-box>
            <text:p text:style-name="P5"><text:span text:style-name="T2">返回路由器访问信息</text:span></text:p>
          </draw:text-box>
        </draw:frame>
        <draw:rect draw:style-name="gr2" draw:text-style-name="P1" draw:layer="layout" svg:width="0.5cm" svg:height="7.272cm" svg:x="5.7cm" svg:y="3cm">
          <text:p/>
        </draw:rect>
        <draw:frame draw:style-name="gr8" draw:text-style-name="P6" draw:layer="layout" svg:width="4.64cm" svg:height="0.81cm" svg:x="7.231cm" svg:y="8.992cm">
          <draw:text-box>
            <text:p text:style-name="P5"><text:span text:style-name="T2">发送</text:span><text:span text:style-name="T2">IMEI/</text:span><text:span text:style-name="T2">序列号</text:span></text:p>
          </draw:text-box>
        </draw:frame>
        <draw:rect draw:style-name="gr2" draw:text-style-name="P1" draw:layer="layout" svg:width="0.5cm" svg:height="7.356cm" svg:x="13.101cm" svg:y="9.844cm">
          <text:p/>
        </draw:rect>
        <draw:frame draw:style-name="gr9" draw:text-style-name="P6" draw:layer="layout" svg:width="2.899cm" svg:height="0.81cm" svg:x="19.701cm" svg:y="10.218cm">
          <draw:text-box>
            <text:p text:style-name="P5"><text:span text:style-name="T2">验证格式</text:span></text:p>
          </draw:text-box>
        </draw:frame>
        <draw:rect draw:style-name="gr2" draw:text-style-name="P1" draw:layer="layout" svg:width="0.5cm" svg:height="0.94cm" svg:x="19.202cm" svg:y="10.158cm">
          <text:p/>
        </draw:rect>
        <draw:frame draw:style-name="gr10" draw:text-style-name="P6" draw:layer="layout" svg:width="6.798cm" svg:height="0.821cm" svg:x="6.102cm" svg:y="3.179cm">
          <draw:text-box>
            <text:p text:style-name="P5"><text:span text:style-name="T2">定时和随机选择一个</text:span><text:span text:style-name="T2">Wi-Fi</text:span><text:span text:style-name="T2">路由器</text:span></text:p>
          </draw:text-box>
        </draw:frame>
        <draw:line draw:style-name="gr5" draw:text-style-name="P1" draw:layer="layout" svg:x1="13.6cm" svg:y1="9.997cm" svg:x2="19.4cm" svg:y2="10cm">
          <text:p/>
        </draw:line>
        <draw:frame draw:style-name="gr11" draw:text-style-name="P6" draw:layer="layout" svg:width="5.015cm" svg:height="0.81cm" svg:x="13.731cm" svg:y="9.333cm">
          <draw:text-box>
            <text:p text:style-name="P5"><text:span text:style-name="T2">转发</text:span><text:span text:style-name="T2">IMEI/</text:span><text:span text:style-name="T2">序列号</text:span></text:p>
          </draw:text-box>
        </draw:frame>
        <draw:line draw:style-name="gr5" draw:text-style-name="P1" draw:layer="layout" svg:x1="19.4cm" svg:y1="12.6cm" svg:x2="13.6cm" svg:y2="12.586cm">
          <text:p/>
        </draw:line>
        <draw:frame draw:style-name="gr12" draw:text-style-name="P6" draw:layer="layout" svg:width="2.195cm" svg:height="0.81cm" svg:x="16.953cm" svg:y="11.922cm">
          <draw:text-box>
            <text:p text:style-name="P5"><text:span text:style-name="T2">解码错误</text:span></text:p>
          </draw:text-box>
        </draw:frame>
        <draw:frame draw:style-name="gr13" draw:text-style-name="P8" draw:layer="layout" svg:width="2.97cm" svg:height="1.353cm" svg:x="17.881cm" svg:y="1.486cm">
          <draw:text-box>
            <text:p text:style-name="P7"><text:span text:style-name="T1">奥帕服务器</text:span></text:p>
          </draw:text-box>
        </draw:frame>
        <draw:frame draw:style-name="gr1" draw:text-style-name="P1" draw:layer="layout" svg:width="2.1cm" svg:height="1.709cm" svg:x="2.2cm" svg:y="6.314cm">
          <draw:image xlink:href="Pictures/100002010000008B0000008BD60F2D95.png" xlink:type="simple" xlink:show="embed" xlink:actuate="onLoad">
            <text:p/>
          </draw:image>
        </draw:frame>
        <draw:frame draw:style-name="gr1" draw:text-style-name="P1" draw:layer="layout" svg:width="1.904cm" svg:height="0.732cm" svg:x="2.4cm" svg:y="9.487cm">
          <draw:image xlink:href="Pictures/10000201000001020000007A8236A0DC.png" xlink:type="simple" xlink:show="embed" xlink:actuate="onLoad">
            <text:p/>
          </draw:image>
        </draw:frame>
        <draw:frame draw:style-name="gr14" draw:text-style-name="P10" draw:layer="layout" svg:width="2.1cm" svg:height="0.789cm" svg:x="2.5cm" svg:y="13.411cm">
          <draw:text-box>
            <text:p text:style-name="P9"><text:span text:style-name="T3">奥帕芯片</text:span></text:p>
          </draw:text-box>
        </draw:frame>
        <draw:frame draw:style-name="gr1" draw:text-style-name="P1" draw:layer="layout" svg:width="2.35cm" svg:height="1.275cm" svg:x="2.35cm" svg:y="12.172cm">
          <draw:image xlink:href="Pictures/100002010000009C00000068B09BE349.png" xlink:type="simple" xlink:show="embed" xlink:actuate="onLoad">
            <text:p/>
          </draw:image>
        </draw:frame>
        <draw:rect draw:style-name="gr2" draw:text-style-name="P1" draw:layer="layout" svg:width="0.5cm" svg:height="1.191cm" svg:x="13.101cm" svg:y="4.783cm">
          <text:p/>
        </draw:rect>
        <draw:frame draw:style-name="gr15" draw:text-style-name="P11" draw:layer="layout" svg:width="5.701cm" svg:height="0.764cm" svg:x="13.554cm" svg:y="16.438cm">
          <draw:text-box>
            <text:p text:style-name="P9"><text:span text:style-name="T4">在走失表中存入</text:span><text:span text:style-name="T4">Mac</text:span></text:p>
          </draw:text-box>
        </draw:frame>
        <draw:frame draw:style-name="gr16" draw:text-style-name="P6" draw:layer="layout" svg:width="2.322cm" svg:height="0.81cm" svg:x="11cm" svg:y="15.929cm">
          <draw:text-box>
            <text:p text:style-name="P5"><text:span text:style-name="T2">如果跟踪</text:span></text:p>
          </draw:text-box>
        </draw:frame>
        <draw:frame draw:style-name="gr17" draw:text-style-name="P6" draw:layer="layout" svg:width="5.993cm" svg:height="0.764cm" svg:x="13.555cm" svg:y="4.947cm">
          <draw:text-box>
            <text:p text:style-name="P5"><text:span text:style-name="T4">在走失表中查询是否有这个</text:span><text:span text:style-name="T4">Mac</text:span></text:p>
          </draw:text-box>
        </draw:frame>
        <draw:frame draw:style-name="gr18" draw:text-style-name="P6" draw:layer="layout" svg:width="3.494cm" svg:height="0.81cm" svg:x="13.406cm" svg:y="6.05cm">
          <draw:text-box>
            <text:p text:style-name="P5"><text:span text:style-name="T2">没有</text:span></text:p>
          </draw:text-box>
        </draw:frame>
        <draw:frame draw:style-name="gr19" draw:text-style-name="P6" draw:layer="layout" svg:width="2.593cm" svg:height="0.81cm" svg:x="13.307cm" svg:y="7.202cm">
          <draw:text-box>
            <text:p text:style-name="P5"><text:span text:style-name="T2">有</text:span></text:p>
          </draw:text-box>
        </draw:frame>
        <draw:line draw:style-name="gr5" draw:text-style-name="P1" draw:layer="layout" svg:x1="13.3cm" svg:y1="7.551cm" svg:x2="6.2cm" svg:y2="7.551cm">
          <text:p/>
        </draw:line>
        <draw:frame draw:style-name="gr20" draw:text-style-name="P6" draw:layer="layout" svg:width="5.226cm" svg:height="1.369cm" svg:x="7.253cm" svg:y="6.887cm">
          <draw:text-box>
            <text:p text:style-name="P5"><text:span text:style-name="T2">返回路由器访问信息</text:span></text:p>
            <text:p text:style-name="P5"><text:span text:style-name="T2">和跟踪状态</text:span></text:p>
          </draw:text-box>
        </draw:frame>
        <draw:frame draw:style-name="gr21" draw:text-style-name="P6" draw:layer="layout" svg:width="4.922cm" svg:height="0.81cm" svg:x="19.701cm" svg:y="11.519cm">
          <draw:text-box>
            <text:p text:style-name="P5"><text:span text:style-name="T2">解码</text:span><text:span text:style-name="T2">IMEI/</text:span><text:span text:style-name="T2">序列号</text:span></text:p>
          </draw:text-box>
        </draw:frame>
        <draw:rect draw:style-name="gr2" draw:text-style-name="P1" draw:layer="layout" svg:width="0.5cm" svg:height="0.94cm" svg:x="19.202cm" svg:y="11.459cm">
          <text:p/>
        </draw:rect>
        <draw:frame draw:style-name="gr22" draw:text-style-name="P6" draw:layer="layout" svg:width="5.231cm" svg:height="0.81cm" svg:x="19.701cm" svg:y="13.12cm">
          <draw:text-box>
            <text:p text:style-name="P5"><text:span text:style-name="T2">记录序列号和</text:span><text:span text:style-name="T2">IP</text:span></text:p>
          </draw:text-box>
        </draw:frame>
        <draw:rect draw:style-name="gr2" draw:text-style-name="P1" draw:layer="layout" svg:width="0.5cm" svg:height="0.94cm" svg:x="19.202cm" svg:y="13.06cm">
          <text:p/>
        </draw:rect>
        <draw:frame draw:style-name="gr1" draw:text-style-name="P1" draw:layer="layout" svg:width="2.2cm" svg:height="1.79cm" svg:x="2.099cm" svg:y="3.102cm">
          <draw:image xlink:href="Pictures/100002010000007200000072D3AAC6CD.png" xlink:type="simple" xlink:show="embed" xlink:actuate="onLoad">
            <text:p/>
          </draw:image>
        </draw:frame>
        <draw:line draw:style-name="gr5" draw:text-style-name="P1" draw:layer="layout" svg:x1="19.401cm" svg:y1="11.295cm" svg:x2="13.6cm" svg:y2="11.281cm">
          <text:p/>
        </draw:line>
        <draw:frame draw:style-name="gr23" draw:text-style-name="P6" draw:layer="layout" svg:width="2.195cm" svg:height="0.81cm" svg:x="16.932cm" svg:y="10.633cm">
          <draw:text-box>
            <text:p text:style-name="P5"><text:span text:style-name="T2">格式错误</text:span></text:p>
          </draw:text-box>
        </draw:frame>
        <draw:line draw:style-name="gr5" draw:text-style-name="P1" draw:layer="layout" svg:x1="19.401cm" svg:y1="14.301cm" svg:x2="13.601cm" svg:y2="14.287cm">
          <text:p/>
        </draw:line>
        <draw:frame draw:style-name="gr24" draw:text-style-name="P6" draw:layer="layout" svg:width="2.217cm" svg:height="0.81cm" svg:x="16.954cm" svg:y="13.623cm">
          <draw:text-box>
            <text:p text:style-name="P5"><text:span text:style-name="T2">日志错误</text:span></text:p>
          </draw:text-box>
        </draw:frame>
        <draw:frame draw:style-name="gr25" draw:text-style-name="P6" draw:layer="layout" svg:width="7.085cm" svg:height="0.81cm" svg:x="19.701cm" svg:y="14.621cm">
          <draw:text-box>
            <text:p text:style-name="P5"><text:span text:style-name="T2">在走失数据库中检查</text:span><text:span text:style-name="T2">IMEI/</text:span><text:span text:style-name="T2">序列号</text:span></text:p>
          </draw:text-box>
        </draw:frame>
        <draw:rect draw:style-name="gr2" draw:text-style-name="P1" draw:layer="layout" svg:width="0.5cm" svg:height="0.94cm" svg:x="19.202cm" svg:y="14.561cm">
          <text:p/>
        </draw:rect>
        <draw:line draw:style-name="gr5" draw:text-style-name="P1" draw:layer="layout" svg:x1="19.402cm" svg:y1="15.902cm" svg:x2="13.602cm" svg:y2="15.888cm">
          <text:p/>
        </draw:line>
        <draw:frame draw:style-name="gr26" draw:text-style-name="P6" draw:layer="layout" svg:width="2.852cm" svg:height="1.369cm" svg:x="16.755cm" svg:y="15.324cm">
          <draw:text-box>
            <text:p text:style-name="P5"><text:span text:style-name="T2">日志成功</text:span></text:p>
            <text:p text:style-name="P5"><text:span text:style-name="T2">跟踪状态</text:span></text:p>
          </draw:text-box>
        </draw:frame>
      </draw:page>
      <draw:page draw:name="page2" draw:style-name="dp1" draw:master-page-name="默认">
        <draw:rect draw:style-name="gr27" draw:text-style-name="P1" draw:layer="layout" svg:width="5.6cm" svg:height="1.7cm" svg:x="9.9cm" svg:y="7.9cm">
          <text:p text:style-name="P1">无线电波转电能</text:p>
        </draw:rect>
        <draw:rect draw:style-name="gr27" draw:text-style-name="P1" draw:layer="layout" svg:width="5.6cm" svg:height="1.7cm" svg:x="9.9cm" svg:y="10.6cm">
          <text:p text:style-name="P1">信号接收</text:p>
        </draw:rect>
        <draw:rect draw:style-name="gr27" draw:text-style-name="P1" xml:id="id1" draw:id="id1" draw:layer="layout" svg:width="1.9cm" svg:height="6.2cm" svg:x="16.9cm" svg:y="6.8cm">
          <text:p text:style-name="P1">逻</text:p>
          <text:p text:style-name="P1">辑</text:p>
          <text:p text:style-name="P1">控</text:p>
          <text:p text:style-name="P1">制</text:p>
          <text:p text:style-name="P1">模</text:p>
          <text:p text:style-name="P1">块</text:p>
        </draw:rect>
        <draw:rect draw:style-name="gr27" draw:text-style-name="P1" draw:layer="layout" svg:width="5.6cm" svg:height="1.7cm" svg:x="20.2cm" svg:y="6.8cm">
          <text:p text:style-name="P1">储能模块</text:p>
        </draw:rect>
        <draw:rect draw:style-name="gr27" draw:text-style-name="P1" draw:layer="layout" svg:width="5.6cm" svg:height="1.7cm" svg:x="20.2cm" svg:y="9cm">
          <text:p text:style-name="P1">算法模块</text:p>
        </draw:rect>
        <draw:rect draw:style-name="gr27" draw:text-style-name="P1" draw:layer="layout" svg:width="5.6cm" svg:height="1.7cm" svg:x="20.2cm" svg:y="11.2cm">
          <text:p text:style-name="P1">存储模块</text:p>
        </draw:rect>
        <draw:rect draw:style-name="gr27" draw:text-style-name="P1" xml:id="id2" draw:id="id2" draw:layer="layout" svg:width="5.6cm" svg:height="1.7cm" svg:x="4.6cm" svg:y="13.2cm">
          <text:p text:style-name="P1">信号发送</text:p>
        </draw:rect>
        <draw:line draw:style-name="gr28" draw:text-style-name="P1" draw:layer="layout" svg:x1="6.8cm" svg:y1="6.2cm" svg:x2="6.8cm" svg:y2="11.5cm">
          <text:p/>
        </draw:line>
        <draw:line draw:style-name="gr29" draw:text-style-name="P1" draw:layer="layout" svg:x1="6.8cm" svg:y1="8.7cm" svg:x2="9.9cm" svg:y2="8.7cm">
          <text:p/>
        </draw:line>
        <draw:line draw:style-name="gr29" draw:text-style-name="P1" draw:layer="layout" svg:x1="6.8cm" svg:y1="11.5cm" svg:x2="9.9cm" svg:y2="11.5cm">
          <text:p/>
        </draw:line>
        <draw:connector draw:style-name="gr30" draw:text-style-name="P1" draw:layer="layout" svg:x1="17.85cm" svg:y1="13cm" svg:x2="10.2cm" svg:y2="14.05cm" draw:start-shape="id1" draw:start-glue-point="2" draw:end-shape="id2" svg:d="M17850 13000v1050h-7650">
          <text:p/>
        </draw:connector>
        <draw:line draw:style-name="gr29" draw:text-style-name="P1" draw:layer="layout" svg:x1="15.5cm" svg:y1="8.7cm" svg:x2="16.9cm" svg:y2="8.7cm">
          <text:p/>
        </draw:line>
        <draw:line draw:style-name="gr29" draw:text-style-name="P1" draw:layer="layout" svg:x1="15.5cm" svg:y1="11.5cm" svg:x2="16.9cm" svg:y2="11.5cm">
          <text:p/>
        </draw:line>
        <draw:line draw:style-name="gr31" draw:text-style-name="P1" draw:layer="layout" svg:x1="18.8cm" svg:y1="7.7cm" svg:x2="20.2cm" svg:y2="7.7cm">
          <text:p/>
        </draw:line>
        <draw:line draw:style-name="gr31" draw:text-style-name="P1" draw:layer="layout" svg:x1="18.8cm" svg:y1="9.9cm" svg:x2="20.2cm" svg:y2="9.9cm">
          <text:p/>
        </draw:line>
        <draw:line draw:style-name="gr31" draw:text-style-name="P1" draw:layer="layout" svg:x1="18.8cm" svg:y1="12cm" svg:x2="20.2cm" svg:y2="12cm">
          <text:p/>
        </draw:line>
        <draw:line draw:style-name="gr29" draw:text-style-name="P1" draw:layer="layout" svg:x1="6.8cm" svg:y1="13.2cm" svg:x2="6.8cm" svg:y2="11.5cm">
          <text:p/>
        </draw:line>
        <draw:frame draw:style-name="gr32" draw:layer="layout" svg:width="10.687cm" svg:height="1.089cm" svg:x="10.5cm" svg:y="16.5cm">
          <draw:text-box>
            <text:p>无线电波储能式奥帕芯片示意图</text:p>
          </draw:text-box>
        </draw:frame>
        <draw:line draw:style-name="gr28" draw:text-style-name="P1" draw:layer="layout" svg:x1="6cm" svg:y1="4.6cm" svg:x2="6.8cm" svg:y2="6.2cm">
          <text:p/>
        </draw:line>
        <draw:line draw:style-name="gr28" draw:text-style-name="P1" draw:layer="layout" svg:x1="7.6cm" svg:y1="4.6cm" svg:x2="6.8cm" svg:y2="6.2cm">
          <text:p/>
        </draw:line>
        <draw:line draw:style-name="gr28" draw:text-style-name="P1" draw:layer="layout" svg:x1="6cm" svg:y1="4.6cm" svg:x2="7.6cm" svg:y2="4.6cm">
          <text:p/>
        </draw:line>
      </draw:page>
      <draw:page draw:name="page3" draw:style-name="dp1" draw:master-page-name="默认">
        <draw:rect draw:style-name="gr33" draw:text-style-name="P13" draw:layer="layout" svg:width="5.6cm" svg:height="1.7cm" svg:x="10.7cm" svg:y="13.4cm">
          <text:p text:style-name="P12"><text:span text:style-name="T5">人体动能转电能</text:span></text:p>
        </draw:rect>
        <draw:rect draw:style-name="gr34" draw:text-style-name="P13" draw:layer="layout" svg:width="5.6cm" svg:height="1.7cm" svg:x="10.7cm" svg:y="7.3cm">
          <text:p text:style-name="P12"><text:span text:style-name="T5">信号接收</text:span></text:p>
        </draw:rect>
        <draw:rect draw:style-name="gr35" draw:text-style-name="P13" draw:layer="layout" svg:width="1.9cm" svg:height="6.2cm" svg:x="17.703cm" svg:y="6.274cm">
          <text:p text:style-name="P12"><text:span text:style-name="T5">逻</text:span></text:p>
          <text:p text:style-name="P12"><text:span text:style-name="T5">辑</text:span></text:p>
          <text:p text:style-name="P12"><text:span text:style-name="T5">控</text:span></text:p>
          <text:p text:style-name="P12"><text:span text:style-name="T5">制</text:span></text:p>
          <text:p text:style-name="P12"><text:span text:style-name="T5">模</text:span></text:p>
          <text:p text:style-name="P12"><text:span text:style-name="T5">块</text:span></text:p>
        </draw:rect>
        <draw:rect draw:style-name="gr36" draw:text-style-name="P13" draw:layer="layout" svg:width="5.6cm" svg:height="1.7cm" svg:x="21.003cm" svg:y="6.274cm">
          <text:p text:style-name="P12"><text:span text:style-name="T5">储能模块</text:span></text:p>
        </draw:rect>
        <draw:rect draw:style-name="gr37" draw:text-style-name="P13" draw:layer="layout" svg:width="5.6cm" svg:height="1.7cm" svg:x="21.003cm" svg:y="8.474cm">
          <text:p text:style-name="P12"><text:span text:style-name="T5">算法模块</text:span></text:p>
        </draw:rect>
        <draw:rect draw:style-name="gr38" draw:text-style-name="P13" draw:layer="layout" svg:width="5.6cm" svg:height="1.7cm" svg:x="21.003cm" svg:y="10.674cm">
          <text:p text:style-name="P12"><text:span text:style-name="T5">存储模块</text:span></text:p>
        </draw:rect>
        <draw:rect draw:style-name="gr39" draw:text-style-name="P13" draw:layer="layout" svg:width="5.6cm" svg:height="1.7cm" svg:x="10.7cm" svg:y="10.2cm">
          <text:p text:style-name="P12"><text:span text:style-name="T5">信号发送</text:span></text:p>
        </draw:rect>
        <draw:line draw:style-name="gr40" draw:text-style-name="P13" draw:layer="layout" svg:x1="8.403cm" svg:y1="6.174cm" svg:x2="8.403cm" svg:y2="10.974cm">
          <text:p/>
        </draw:line>
        <draw:line draw:style-name="gr41" draw:text-style-name="P13" draw:layer="layout" svg:x1="8.403cm" svg:y1="8.174cm" svg:x2="10.703cm" svg:y2="8.174cm">
          <text:p/>
        </draw:line>
        <draw:line draw:style-name="gr42" draw:text-style-name="P13" draw:layer="layout" svg:x1="16.303cm" svg:y1="8.174cm" svg:x2="17.703cm" svg:y2="8.174cm">
          <text:p/>
        </draw:line>
        <draw:line draw:style-name="gr43" draw:text-style-name="P13" draw:layer="layout" svg:x1="19.603cm" svg:y1="7.174cm" svg:x2="21.003cm" svg:y2="7.174cm">
          <text:p/>
        </draw:line>
        <draw:line draw:style-name="gr44" draw:text-style-name="P13" draw:layer="layout" svg:x1="19.603cm" svg:y1="9.374cm" svg:x2="21.003cm" svg:y2="9.374cm">
          <text:p/>
        </draw:line>
        <draw:line draw:style-name="gr45" draw:text-style-name="P13" draw:layer="layout" svg:x1="19.603cm" svg:y1="11.474cm" svg:x2="21.003cm" svg:y2="11.474cm">
          <text:p/>
        </draw:line>
        <draw:frame draw:style-name="gr46" draw:text-style-name="P15" draw:layer="layout" svg:width="10.687cm" svg:height="1.089cm" svg:x="11.803cm" svg:y="16.074cm">
          <draw:text-box>
            <text:p text:style-name="P14"><text:span text:style-name="T5">人体动能储能式奥帕芯片示意图</text:span></text:p>
          </draw:text-box>
        </draw:frame>
        <draw:line draw:style-name="gr29" draw:text-style-name="P1" draw:layer="layout" svg:x1="10.7cm" svg:y1="11cm" svg:x2="8.4cm" svg:y2="11cm">
          <text:p/>
        </draw:line>
        <draw:line draw:style-name="gr29" draw:text-style-name="P1" draw:layer="layout" svg:x1="17.7cm" svg:y1="11cm" svg:x2="16.3cm" svg:y2="11cm">
          <text:p/>
        </draw:line>
        <draw:line draw:style-name="gr28" draw:text-style-name="P1" draw:layer="layout" svg:x1="7.6cm" svg:y1="4.6cm" svg:x2="8.4cm" svg:y2="6.2cm">
          <text:p/>
        </draw:line>
        <draw:line draw:style-name="gr28" draw:text-style-name="P1" draw:layer="layout" svg:x1="9.2cm" svg:y1="4.6cm" svg:x2="8.4cm" svg:y2="6.2cm">
          <text:p/>
        </draw:line>
        <draw:line draw:style-name="gr28" draw:text-style-name="P1" draw:layer="layout" svg:x1="7.6cm" svg:y1="4.6cm" svg:x2="9.2cm" svg:y2="4.6cm">
          <text:p/>
        </draw:line>
        <draw:line draw:style-name="gr28" draw:text-style-name="P1" draw:layer="layout" svg:x1="16.3cm" svg:y1="14.2cm" svg:x2="18.7cm" svg:y2="14.2cm">
          <text:p/>
        </draw:line>
        <draw:line draw:style-name="gr29" draw:text-style-name="P1" draw:layer="layout" svg:x1="18.7cm" svg:y1="14.2cm" svg:x2="18.7cm" svg:y2="12.5cm">
          <text:p/>
        </draw:line>
        <draw:frame draw:style-name="gr1" draw:text-style-name="P1" draw:layer="layout" svg:width="5.482cm" svg:height="4.8cm" svg:x="4.018cm" svg:y="12cm">
          <draw:image xlink:href="Pictures/10000201000000B10000009BCAE850A6.png" xlink:type="simple" xlink:show="embed" xlink:actuate="onLoad">
            <text:p/>
          </draw:image>
        </draw:frame>
        <draw:line draw:style-name="gr29" draw:text-style-name="P1" draw:layer="layout" svg:x1="9.5cm" svg:y1="14.3cm" svg:x2="10.7cm" svg:y2="1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01T11:13:13</meta:creation-date>
    <dc:date>2015-08-06T14:43:47</dc:date>
    <meta:editing-duration>P4DT14H33M25S</meta:editing-duration>
    <meta:editing-cycles>150</meta:editing-cycles>
    <meta:generator>OpenOffice/4.1.1$Unix OpenOffice.org_project/411m6$Build-9775</meta:generator>
    <dc:creator>石京海</dc:creator>
    <meta:document-statistic meta:object-count="92"/>
  </office:meta>
</office:document-meta>
</file>